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b3d1" officeooo:paragraph-rsid="0009b3d1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c5bf4" officeooo:paragraph-rsid="000c5bf4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15" style:family="paragraph" style:parent-style-name="Standard">
      <style:text-properties fo:font-size="12pt" officeooo:rsid="000dbf95" officeooo:paragraph-rsid="000dbf95" style:font-size-asian="12pt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bold" officeooo:rsid="000dbf95" officeooo:paragraph-rsid="000dbf95" style:font-size-asian="12pt" style:font-weight-asian="bold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bold" officeooo:rsid="000dbf95" officeooo:paragraph-rsid="000f30f9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f30f9" style:font-size-asian="12pt" style:font-name-complex="Helvetica"/>
    </style:style>
    <style:style style:name="P19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0" style:family="paragraph" style:parent-style-name="Heading_20_1">
      <style:text-properties fo:font-weight="bold" style:font-weight-asian="bold"/>
    </style:style>
    <style:style style:name="P21" style:family="paragraph" style:parent-style-name="Heading_20_1">
      <style:paragraph-properties style:snap-to-layout-grid="false"/>
      <style:text-properties fo:font-weight="bold" style:font-weight-asian="bold"/>
    </style:style>
    <style:style style:name="P22" style:family="paragraph" style:parent-style-name="Heading_20_1">
      <style:text-properties style:font-name="Helvetica" style:font-name-complex="Helvetica"/>
    </style:style>
    <style:style style:name="P2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4" style:family="paragraph" style:parent-style-name="Heading_20_3">
      <style:paragraph-properties style:snap-to-layout-grid="false"/>
      <style:text-properties fo:font-weight="bold" style:font-weight-asian="bold"/>
    </style:style>
    <style:style style:name="P25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26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dbf95"/>
    </style:style>
    <style:style style:name="T2" style:family="text">
      <style:text-properties officeooo:rsid="000f30f9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9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1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0" text:outline-level="1">Project</text:h>
          </table:table-cell>
          <table:table-cell table:style-name="Table1.A3" table:number-columns-spanned="3" office:value-type="string">
            <text:h text:style-name="P2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4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5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4">07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6">-Design Document</text:p>
            <text:p text:style-name="P16">-Requirements Document</text:p>
            <text:p text:style-name="P17"><text:span text:style-name="T2">-Feedback on policy</text:span></text:p>
            <text:p text:style-name="P17"><text:span text:style-name="T2">-Feedback on design doc</text:span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6">-Communication</text:p>
            <text:p text:style-name="P16">-Last minute work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6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2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>Meeting(1<text:span text:style-name="T1">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2">Requirements document (<text:span text:style-name="T1">1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2">Presentations <text:span text:style-name="T1">and Lecture</text:span>(<text:span text:style-name="T1">2.5), Policy doc feedback(0.5), Req. doc and Design doc (</text:span><text:span text:style-name="T2">2</text:span><text:span text:style-name="T1">), Meeting </text:span><text:span text:style-name="T2">with Andrea</text:span><text:span text:style-name="T1">(</text:span><text:span text:style-name="T2">1</text:span><text:span text:style-name="T1">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8"><text:span text:style-name="T2">Design document comments &amp; understanding(3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3"/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9T00:44:41.36</dc:date>
    <meta:print-date>1998-10-09T11:53:00</meta:print-date>
    <meta:editing-cycles>18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35" meta:word-count="75" meta:character-count="520" meta:non-whitespace-character-count="480"/>
  </office:meta>
</office:document-meta>
</file>